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361in"/>
    </style:style>
    <style:style style:name="Table1.B" style:family="table-column">
      <style:table-column-properties style:column-width="1.1618in"/>
    </style:style>
    <style:style style:name="Table1.C" style:family="table-column">
      <style:table-column-properties style:column-width="1in"/>
    </style:style>
    <style:style style:name="Table1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729in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403in"/>
    </style:style>
    <style:style style:name="Table2.B" style:family="table-column">
      <style:table-column-properties style:column-width="1.1576in"/>
    </style:style>
    <style:style style:name="Table2.C" style:family="table-column">
      <style:table-column-properties style:column-width="1in"/>
    </style:style>
    <style:style style:name="Table2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2.2" style:family="table-row">
      <style:table-row-properties style:min-row-height="0.5368in"/>
    </style:style>
    <style:style style:name="Table2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4729in"/>
    </style:style>
    <style:style style:name="P1" style:family="paragraph" style:parent-style-name="Standard">
      <style:text-properties officeooo:rsid="000ae88d" officeooo:paragraph-rsid="000ae88d"/>
    </style:style>
    <style:style style:name="P2" style:family="paragraph" style:parent-style-name="Table_20_Contents">
      <style:paragraph-properties fo:text-align="center" style:justify-single-word="false"/>
      <style:text-properties officeooo:rsid="0009171d" officeooo:paragraph-rsid="0009171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officeooo:rsid="0009171d" officeooo:paragraph-rsid="0009171d"/>
    </style:style>
    <style:style style:name="P5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color="#000000" officeooo:rsid="0009171d" officeooo:paragraph-rsid="0009171d"/>
    </style:style>
    <style:style style:name="P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officeooo:rsid="0009171d" officeooo:paragraph-rsid="0009171d"/>
    </style:style>
    <style:style style:name="P7" style:family="paragraph" style:parent-style-name="Table_20_Contents">
      <style:paragraph-properties fo:text-align="center" style:justify-single-word="false"/>
      <style:text-properties officeooo:rsid="000ac224" officeooo:paragraph-rsid="000ac224"/>
    </style:style>
    <style:style style:name="P8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4">USER STORY</text:p>
          </table:table-cell>
          <table:table-cell table:style-name="Table1.A1" office:value-type="string">
            <text:p text:style-name="P4">TASKS</text:p>
          </table:table-cell>
          <table:table-cell table:style-name="Table1.A1" office:value-type="string">
            <text:p text:style-name="P4">WEEK 1 </text:p>
          </table:table-cell>
          <table:table-cell table:style-name="Table1.A1" office:value-type="string">
            <text:p text:style-name="P4">WEEK 2 </text:p>
          </table:table-cell>
          <table:table-cell table:style-name="Table1.E1" office:value-type="string">
            <text:p text:style-name="P5">WEEK 3</text:p>
          </table:table-cell>
        </table:table-row>
        <table:table-row table:style-name="Table1.2">
          <table:table-cell table:style-name="Table1.A2" table:number-rows-spanned="3" office:value-type="string">
            <text:p text:style-name="P2">As an organizer, I want to initialize a poker table so that I can invite a</text:p>
            <text:p text:style-name="P2">group of players to join the game</text:p>
          </table:table-cell>
          <table:table-cell table:style-name="Table1.A2" office:value-type="string">
            <text:p text:style-name="P7">Analysis</text:p>
          </table:table-cell>
          <table:table-cell table:style-name="Table1.A2" office:value-type="string">
            <text:p text:style-name="P7">30%</text:p>
          </table:table-cell>
          <table:table-cell table:style-name="Table1.A2" office:value-type="string">
            <text:p text:style-name="P7">10%</text:p>
          </table:table-cell>
          <table:table-cell table:style-name="Table1.E2" office:value-type="string">
            <text:p text:style-name="P7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Design</text:p>
          </table:table-cell>
          <table:table-cell table:style-name="Table1.A2" office:value-type="string">
            <text:p text:style-name="P7">70%</text:p>
          </table:table-cell>
          <table:table-cell table:style-name="Table1.A2" office:value-type="string">
            <text:p text:style-name="P7">30%</text:p>
          </table:table-cell>
          <table:table-cell table:style-name="Table1.E2" office:value-type="string">
            <text:p text:style-name="P7">15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Implementation</text:p>
          </table:table-cell>
          <table:table-cell table:style-name="Table1.A2" office:value-type="string">
            <text:p text:style-name="P7">0%</text:p>
          </table:table-cell>
          <table:table-cell table:style-name="Table1.A2" office:value-type="string">
            <text:p text:style-name="P7">60%</text:p>
          </table:table-cell>
          <table:table-cell table:style-name="Table1.E2" office:value-type="string">
            <text:p text:style-name="P7">85%</text:p>
          </table:table-cell>
        </table:table-row>
        <table:table-row table:style-name="Table1.2">
          <table:table-cell table:style-name="Table1.A19" table:number-rows-spanned="3" office:value-type="string">
            <text:p text:style-name="P2">As an organizer, I want to invite a group of players to a poker table so</text:p>
            <text:p text:style-name="P2">that I can start a game</text:p>
          </table:table-cell>
          <table:table-cell table:style-name="Table1.B5" office:value-type="string">
            <text:p text:style-name="P7">A</text:p>
          </table:table-cell>
          <table:table-cell table:style-name="Table1.C19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</table:table-row>
        <table:table-row table:style-name="Table1.2">
          <table:covered-table-cell/>
          <table:table-cell table:style-name="Table1.B6" office:value-type="string">
            <text:p text:style-name="P7">D</text:p>
          </table:table-cell>
          <table:table-cell table:style-name="Table1.C19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</table:table-row>
        <table:table-row table:style-name="Table1.2">
          <table:covered-table-cell/>
          <table:table-cell table:style-name="Table1.B7" office:value-type="string">
            <text:p text:style-name="P7">I</text:p>
          </table:table-cell>
          <table:table-cell table:style-name="Table1.C19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</table:table-row>
        <table:table-row table:style-name="Table1.2">
          <table:table-cell table:style-name="Table1.A2" table:number-rows-spanned="3" office:value-type="string">
            <text:p text:style-name="P2">As a player, I want to join a Sit &amp; Go poker table for heads-up so that I</text:p>
            <text:p text:style-name="P2">can learn to play poker for fun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table-cell table:style-name="Table1.A19" table:number-rows-spanned="3" office:value-type="string">
            <text:p text:style-name="P2">As a player, I want to register for the games so that I can start playing</text:p>
            <text:p text:style-name="P2">poker and have fun</text:p>
          </table:table-cell>
          <table:table-cell table:style-name="Table1.B11" office:value-type="string">
            <text:p text:style-name="P7">A</text:p>
          </table:table-cell>
          <table:table-cell table:style-name="Table1.C19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</table:table-row>
        <table:table-row table:style-name="Table1.2">
          <table:covered-table-cell/>
          <table:table-cell table:style-name="Table1.B12" office:value-type="string">
            <text:p text:style-name="P7">D</text:p>
          </table:table-cell>
          <table:table-cell table:style-name="Table1.C19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3"/>
          </table:table-cell>
        </table:table-row>
        <table:table-row table:style-name="Table1.2">
          <table:covered-table-cell/>
          <table:table-cell table:style-name="Table1.B13" office:value-type="string">
            <text:p text:style-name="P7">I</text:p>
          </table:table-cell>
          <table:table-cell table:style-name="Table1.C19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3"/>
          </table:table-cell>
        </table:table-row>
        <table:table-row table:style-name="Table1.14">
          <table:table-cell table:style-name="Table1.A2" table:number-rows-spanned="3" office:value-type="string">
            <text:p text:style-name="P2">As a player, I receive a set amount of chips when game starts so that I</text:p>
            <text:p text:style-name="P2">have something to wager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4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4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table-cell table:style-name="Table1.A19" table:number-rows-spanned="3" office:value-type="string">
            <text:p text:style-name="P2">As a player, I can see my cards, and the communal cards so that I can</text:p>
            <text:p text:style-name="P2">decide if to bet, check or fold</text:p>
          </table:table-cell>
          <table:table-cell table:style-name="Table1.B17" office:value-type="string">
            <text:p text:style-name="P7">A</text:p>
          </table:table-cell>
          <table:table-cell table:style-name="Table1.C19" office:value-type="string">
            <text:p text:style-name="P3"/>
          </table:table-cell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</table:table-row>
        <table:table-row table:style-name="Table1.2">
          <table:covered-table-cell/>
          <table:table-cell table:style-name="Table1.B18" office:value-type="string">
            <text:p text:style-name="P7">D</text:p>
          </table:table-cell>
          <table:table-cell table:style-name="Table1.C19" office:value-type="string">
            <text:p text:style-name="P3"/>
          </table:table-cell>
          <table:table-cell table:style-name="Table1.D18" office:value-type="string">
            <text:p text:style-name="P3"/>
          </table:table-cell>
          <table:table-cell table:style-name="Table1.E18" office:value-type="string">
            <text:p text:style-name="P3"/>
          </table:table-cell>
        </table:table-row>
        <table:table-row table:style-name="Table1.2">
          <table:covered-table-cell/>
          <table:table-cell table:style-name="Table1.B19" office:value-type="string">
            <text:p text:style-name="P7">I</text:p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/>
          </table:table-cell>
          <table:table-cell table:style-name="Table1.E19" office:value-type="string">
            <text:p text:style-name="P3"/>
          </table:table-cell>
        </table:table-row>
        <table:table-row table:style-name="Table1.2">
          <table:table-cell table:style-name="Table1.A2" table:number-rows-spanned="3" office:value-type="string">
            <text:p text:style-name="P2">As a player, I will be dealt no more cards if I do not have any chips left</text:p>
            <text:p text:style-name="P2">so that a winner can be declared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Standard"/>
      <text:p text:style-name="Standard"/>
      <text:p text:style-name="P1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ext:soft-page-break/>
        <table:table-row>
          <table:table-cell table:style-name="Table2.A1" office:value-type="string">
            <text:p text:style-name="P6">USER STORY</text:p>
          </table:table-cell>
          <table:table-cell table:style-name="Table2.A1" office:value-type="string">
            <text:p text:style-name="P4">TASKS</text:p>
          </table:table-cell>
          <table:table-cell table:style-name="Table2.A1" office:value-type="string">
            <text:p text:style-name="P4">WEEK 1 </text:p>
          </table:table-cell>
          <table:table-cell table:style-name="Table2.A1" office:value-type="string">
            <text:p text:style-name="P4">WEEK 2 </text:p>
          </table:table-cell>
          <table:table-cell table:style-name="Table2.E1" office:value-type="string">
            <text:p text:style-name="P4">WEEK 3</text:p>
          </table:table-cell>
        </table:table-row>
        <table:table-row table:style-name="Table2.2">
          <table:table-cell table:style-name="Table2.A2" table:number-rows-spanned="3" office:value-type="string">
            <text:p text:style-name="P2">As a player, I can see my position on the board, and the dealer-button so</text:p>
            <text:p text:style-name="P2">that I know what position i have (UTG, CO, BTN, SB, BB)</text:p>
          </table:table-cell>
          <table:table-cell table:style-name="Table2.A2" office:value-type="string">
            <text:p text:style-name="P7">Analysis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  <table:table-row table:style-name="Table2.2">
          <table:covered-table-cell/>
          <table:table-cell table:style-name="Table2.A2" office:value-type="string">
            <text:p text:style-name="P7">Design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 table:style-name="Table2.2">
          <table:covered-table-cell/>
          <table:table-cell table:style-name="Table2.A2" office:value-type="string">
            <text:p text:style-name="P7">Implementation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 table:style-name="Table2.2">
          <table:table-cell table:style-name="Table2.A7" table:number-rows-spanned="3" office:value-type="string">
            <text:p text:style-name="P2">As a player, I want be able to choose (basic) AI players as opponents so</text:p>
            <text:p text:style-name="P2">that I can play even if no other human players participate</text:p>
          </table:table-cell>
          <table:table-cell table:style-name="Table2.B5" office:value-type="string">
            <text:p text:style-name="P7">A</text:p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  <table:table-cell table:style-name="Table2.E7" office:value-type="string">
            <text:p text:style-name="P3"/>
          </table:table-cell>
        </table:table-row>
        <table:table-row table:style-name="Table2.2">
          <table:covered-table-cell/>
          <table:table-cell table:style-name="Table2.B6" office:value-type="string">
            <text:p text:style-name="P7">D</text:p>
          </table:table-cell>
          <table:table-cell table:style-name="Table2.C7" office:value-type="string">
            <text:p text:style-name="P8"/>
          </table:table-cell>
          <table:table-cell table:style-name="Table2.D7" office:value-type="string">
            <text:p text:style-name="P8"/>
          </table:table-cell>
          <table:table-cell table:style-name="Table2.E7" office:value-type="string">
            <text:p text:style-name="P8"/>
          </table:table-cell>
        </table:table-row>
        <table:table-row table:style-name="Table2.2">
          <table:covered-table-cell/>
          <table:table-cell table:style-name="Table2.B7" office:value-type="string">
            <text:p text:style-name="P7">I</text:p>
          </table:table-cell>
          <table:table-cell table:style-name="Table2.C7" office:value-type="string">
            <text:p text:style-name="P8"/>
          </table:table-cell>
          <table:table-cell table:style-name="Table2.D7" office:value-type="string">
            <text:p text:style-name="P8"/>
          </table:table-cell>
          <table:table-cell table:style-name="Table2.E7" office:value-type="string">
            <text:p text:style-name="P8"/>
          </table:table-cell>
        </table:table-row>
        <table:table-row table:style-name="Table2.8">
          <table:table-cell table:style-name="Table2.A2" table:number-rows-spanned="3" office:value-type="string">
            <text:p text:style-name="P2">As a spectator I want to watch a poker table + player statistics so that I</text:p>
            <text:p text:style-name="P2">can learn strategies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  <table:table-row table:style-name="Table2.8">
          <table:covered-table-cell/>
          <table:table-cell table:style-name="Table2.A2" office:value-type="string">
            <text:p text:style-name="P7">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 table:style-name="Table2.8">
          <table:covered-table-cell/>
          <table:table-cell table:style-name="Table2.A2" office:value-type="string">
            <text:p text:style-name="P7">I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Ommundsen</meta:initial-creator>
    <meta:creation-date>2016-03-16T12:00:47.311632366</meta:creation-date>
    <dc:date>2016-03-16T13:20:53.363409295</dc:date>
    <dc:creator>Andreas Ommundsen</dc:creator>
    <meta:editing-duration>PT17M33S</meta:editing-duration>
    <meta:editing-cycles>2</meta:editing-cycles>
    <meta:generator>LibreOffice/5.0.3.2$Linux_X86_64 LibreOffice_project/00m0$Build-2</meta:generator>
    <meta:document-statistic meta:table-count="2" meta:image-count="0" meta:object-count="0" meta:page-count="2" meta:paragraph-count="69" meta:word-count="287" meta:character-count="1224" meta:non-whitespace-character-count="1002"/>
  </office:meta>
</office:document-meta>
</file>